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 officeooo:rsid="0017e635" officeooo:paragraph-rsid="0017e635"/>
    </style:style>
    <style:style style:name="P2" style:family="paragraph" style:parent-style-name="Standard">
      <style:paragraph-properties fo:text-align="center" style:justify-single-word="false"/>
      <style:text-properties fo:color="#c9211e" loext:opacity="100%" style:font-name="Arial" fo:font-size="14pt" style:text-underline-style="solid" style:text-underline-width="auto" style:text-underline-color="font-color" fo:font-weight="bold" officeooo:rsid="0017e635" officeooo:paragraph-rsid="0017e635" style:font-size-asian="14pt" style:font-weight-asian="bold" style:font-size-complex="14pt" style:font-weight-complex="bold"/>
    </style:style>
    <style:style style:name="P3" style:family="paragraph" style:parent-style-name="Standard">
      <style:text-properties fo:color="#c9211e" loext:opacity="100%" style:font-name="Arial" style:text-underline-style="solid" style:text-underline-width="auto" style:text-underline-color="font-color" officeooo:rsid="0017e635" officeooo:paragraph-rsid="0017e635"/>
    </style:style>
    <style:style style:name="P4" style:family="paragraph" style:parent-style-name="Standard">
      <loext:graphic-properties draw:fill="none"/>
      <style:paragraph-properties fo:margin-left="0cm" fo:margin-right="-0.499cm" fo:text-indent="0cm" style:auto-text-indent="false" fo:background-color="transparent"/>
      <style:text-properties fo:color="#c9211e" loext:opacity="100%" style:font-name="Arial" style:text-underline-style="solid" style:text-underline-width="auto" style:text-underline-color="font-color" officeooo:rsid="00198786" officeooo:paragraph-rsid="00198786"/>
    </style:style>
    <style:style style:name="P5" style:family="paragraph" style:parent-style-name="Standard">
      <loext:graphic-properties draw:fill="none"/>
      <style:paragraph-properties fo:margin-left="0cm" fo:margin-right="-0.499cm" fo:text-indent="0cm" style:auto-text-indent="false" fo:background-color="transparent"/>
      <style:text-properties fo:color="#c9211e" loext:opacity="100%" style:font-name="Arial" style:text-underline-style="solid" style:text-underline-width="auto" style:text-underline-color="font-color" officeooo:rsid="001af47d" officeooo:paragraph-rsid="001af47d"/>
    </style:style>
    <style:style style:name="P6" style:family="paragraph" style:parent-style-name="Standard">
      <loext:graphic-properties draw:fill="none"/>
      <style:paragraph-properties fo:margin-left="0cm" fo:margin-right="-0.499cm" fo:text-indent="0cm" style:auto-text-indent="false" fo:background-color="transparent"/>
      <style:text-properties fo:color="#c9211e" loext:opacity="100%" style:font-name="Arial" style:text-underline-style="none" officeooo:rsid="001af47d" officeooo:paragraph-rsid="001af47d"/>
    </style:style>
    <style:style style:name="P7" style:family="paragraph" style:parent-style-name="Standard">
      <loext:graphic-properties draw:fill="none"/>
      <style:paragraph-properties fo:margin-left="0cm" fo:margin-right="-0.499cm" fo:text-indent="0cm" style:auto-text-indent="false" fo:background-color="transparent"/>
      <style:text-properties fo:color="#000000" loext:opacity="100%" style:font-name="Arial" style:text-underline-style="none" officeooo:rsid="0015b666" officeooo:paragraph-rsid="0017e635"/>
    </style:style>
    <style:style style:name="P8" style:family="paragraph" style:parent-style-name="Standard">
      <loext:graphic-properties draw:fill="none"/>
      <style:paragraph-properties fo:margin-left="0cm" fo:margin-right="-0.499cm" fo:text-indent="0cm" style:auto-text-indent="false" fo:background-color="transparent"/>
      <style:text-properties fo:color="#000000" loext:opacity="100%" style:font-name="Arial" style:text-underline-style="none" officeooo:rsid="00198786" officeooo:paragraph-rsid="00198786"/>
    </style:style>
    <style:style style:name="P9" style:family="paragraph" style:parent-style-name="Standard">
      <loext:graphic-properties draw:fill="none"/>
      <style:paragraph-properties fo:margin-left="0cm" fo:margin-right="0cm" fo:text-indent="0cm" style:auto-text-indent="false" fo:background-color="transparent"/>
      <style:text-properties fo:color="#000000" loext:opacity="100%" style:font-name="Arial" style:text-underline-style="none" officeooo:rsid="00341964" officeooo:paragraph-rsid="001af47d"/>
    </style:style>
    <style:style style:name="P10" style:family="paragraph" style:parent-style-name="Standard">
      <loext:graphic-properties draw:fill="none"/>
      <style:paragraph-properties fo:margin-left="0cm" fo:margin-right="0cm" fo:text-indent="0cm" style:auto-text-indent="false" fo:background-color="transparent"/>
      <style:text-properties fo:color="#000000" loext:opacity="100%" style:font-name="Arial" style:text-underline-style="none" officeooo:rsid="001b901f" officeooo:paragraph-rsid="001b901f"/>
    </style:style>
    <style:style style:name="P11" style:family="paragraph" style:parent-style-name="Standard">
      <loext:graphic-properties draw:fill="none"/>
      <style:paragraph-properties fo:margin-left="0cm" fo:margin-right="0cm" fo:text-indent="0cm" style:auto-text-indent="false" fo:background-color="transparent"/>
      <style:text-properties fo:color="#000000" loext:opacity="100%" style:font-name="Arial" style:text-underline-style="none" officeooo:rsid="001b901f" officeooo:paragraph-rsid="001b901f"/>
    </style:style>
    <style:style style:name="P12" style:family="paragraph" style:parent-style-name="Standard">
      <loext:graphic-properties draw:fill="none"/>
      <style:paragraph-properties fo:margin-left="0cm" fo:margin-right="-0.499cm" fo:text-indent="0cm" style:auto-text-indent="false" fo:background-color="transparent"/>
      <style:text-properties fo:color="#000000" loext:opacity="100%" style:font-name="Arial" style:text-underline-style="none" officeooo:rsid="001d094b" officeooo:paragraph-rsid="001d094b"/>
    </style:style>
    <style:style style:name="P13" style:family="paragraph" style:parent-style-name="Standard">
      <loext:graphic-properties draw:fill="none"/>
      <style:paragraph-properties fo:margin-left="0cm" fo:margin-right="0cm" fo:text-indent="0cm" style:auto-text-indent="false" fo:background-color="transparent"/>
      <style:text-properties fo:color="#000000" loext:opacity="100%" style:font-name="Arial" style:text-underline-style="none" officeooo:rsid="001d6ac7" officeooo:paragraph-rsid="001d6ac7"/>
    </style:style>
    <style:style style:name="P14" style:family="paragraph" style:parent-style-name="Standard">
      <loext:graphic-properties draw:fill="none"/>
      <style:paragraph-properties fo:margin-left="0cm" fo:margin-right="0cm" fo:text-indent="0cm" style:auto-text-indent="false" fo:background-color="transparent"/>
      <style:text-properties fo:color="#c9211e" loext:opacity="100%" style:font-name="Arial" style:text-underline-style="solid" style:text-underline-width="auto" style:text-underline-color="font-color" officeooo:rsid="001d094b" officeooo:paragraph-rsid="001d094b"/>
    </style:style>
    <style:style style:name="T1" style:family="text">
      <style:text-properties officeooo:rsid="001744e7"/>
    </style:style>
    <style:style style:name="T2" style:family="text">
      <style:text-properties officeooo:rsid="00176ae5"/>
    </style:style>
    <style:style style:name="T3" style:family="text">
      <style:text-properties officeooo:rsid="003a4188"/>
    </style:style>
    <style:style style:name="T4" style:family="text">
      <style:text-properties officeooo:rsid="00196259"/>
    </style:style>
    <style:style style:name="T5" style:family="text">
      <style:text-properties officeooo:rsid="00197980"/>
    </style:style>
    <style:style style:name="T6" style:family="text">
      <style:text-properties style:text-position="super 58%"/>
    </style:style>
    <style:style style:name="T7" style:family="text">
      <style:text-properties style:text-position="0% 100%"/>
    </style:style>
    <style:style style:name="T8" style:family="text">
      <style:text-properties officeooo:rsid="001af47d"/>
    </style:style>
    <style:style style:name="T9" style:family="text">
      <style:text-properties officeooo:rsid="0035638b"/>
    </style:style>
    <style:style style:name="T10" style:family="text">
      <style:text-properties officeooo:rsid="00356863"/>
    </style:style>
    <style:style style:name="T11" style:family="text">
      <style:text-properties officeooo:rsid="0036b59b"/>
    </style:style>
    <style:style style:name="T12" style:family="text">
      <style:text-properties officeooo:rsid="001b901f"/>
    </style:style>
    <style:style style:name="T13" style:family="text">
      <style:text-properties officeooo:rsid="001fcbc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ynthèse Apollinaire </text:p>
      <text:p text:style-name="P1"/>
      <text:p text:style-name="P3">Biographie :</text:p>
      <text:p text:style-name="P3"/>
      <text:p text:style-name="P7"><text:span text:style-name="T1">Guillaume Apollinaire est né en août 1880 à Rome sous le nom de Guglielmo Alberto Wladimiro Allessandro Apollinaire de Kostrowitzky, d’une mère polonaise et d’un père inconnu. </text:span><text:span text:style-name="T2">En 1901, il est engagé comme précepteur en Allemagne et tombe amoureux de la gouvernante Annie Playden qui refuse ses avances. Ses premiers poèmes portent la trace du refus des avances </text:span><text:span text:style-name="T3">de sa gouvernante Annie Playden</text:span><text:span text:style-name="T2">. Il rentre à Paris en 1902 et publie dans la «Revue blanche» son premier conte «L’Hérésiarque» (1910) en signant Guillaume Apollinaire. Il connaît alors la célébrité et s’invite dans les milieux artistiques cubistes avant </text:span><text:span text:style-name="T4">d’être naturalisé pour s’engager dans l’armée française en 1915. Blessé, il rentre à Paris et écrira une pièce de théâtre «Les maternelles de Tirésias» puis son second recueil «Calligrammes» avant de mourir de la grippe espagnole le 9 novembre 1918. </text:span><text:span text:style-name="T5">En 1913, paraît Alcool. Le recueil est dédicacé par Picasso.</text:span></text:p>
      <text:p text:style-name="P7"/>
      <text:p text:style-name="P7"/>
      <text:p text:style-name="P4">L’époque :</text:p>
      <text:p text:style-name="P8"/>
      <text:p text:style-name="P8">Le 20<text:span text:style-name="T6">e</text:span> siècle est l’enfer et le paradis. C’est une période où la première guerre mondiale surgit et avec juste avant la belle époque entre le 19<text:span text:style-name="T6">e</text:span> et le 20<text:span text:style-name="T6">e</text:span><text:span text:style-name="T7">.</text:span></text:p>
      <text:p text:style-name="P12"/>
      <text:p text:style-name="P8"/>
      <text:p text:style-name="P5">Les influences :</text:p>
      <text:p text:style-name="P6"/>
      <text:p text:style-name="P9"><text:span text:style-name="T8">A</text:span><text:span text:style-name="T9">pollinaire est souvent présenté comme l’</text:span><text:span text:style-name="T10">un des précurseurs du surréalisme en faisant la synthèse d’influences multiples (romantisme, symbolisme, cubisme). Ce recueil se veut résolument moderne et révolutionne l</text:span><text:span text:style-name="T9">a poésie en 1913 </text:span><text:span text:style-name="T10">en l’absence de</text:span><text:span text:style-name="T9"> ponctuation et en utilisant des vers libres. </text:span><text:span text:style-name="T11">Ses registres littéraires sont multiples et parfois combinés : lyrisme, pathétique, burlesque et l’érotisme. </text:span></text:p>
      <text:p text:style-name="P9"><text:span text:style-name="T8">Les quatre poètes qui l’inspirent son Verlaine, </text:span><text:span text:style-name="T12">Baudelaire</text:span></text:p>
      <text:p text:style-name="P10">La modernité picturale : fauvisme, cubisme, futurisme.</text:p>
      <text:p text:style-name="P10">Conte légende et mythologique grecque et germanique.</text:p>
      <text:p text:style-name="P10"/>
      <text:p text:style-name="P10"/>
      <text:p text:style-name="P14">Le recueil :</text:p>
      <text:p text:style-name="P14"/>
      <text:p text:style-name="P13">Dans Alcool il y a 5 séquences. Ce sont tous des poèmes écris entre 1901 et 1912. <text:span text:style-name="T13">Recherche poétique. Il associe l’Alcool à la vie. Œuvre à dimension autobiographique. Tous les alcools produisent les effets chez Apollinaire. Le vin est perpétuellement évoqué.</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5-10T08:06:39.690000000</meta:creation-date>
    <meta:generator>LibreOffice/7.3.4.2$Windows_X86_64 LibreOffice_project/728fec16bd5f605073805c3c9e7c4212a0120dc5</meta:generator>
    <dc:date>2023-05-12T09:56:04.185000000</dc:date>
    <meta:editing-duration>PT18M3S</meta:editing-duration>
    <meta:editing-cycles>4</meta:editing-cycles>
    <meta:document-statistic meta:table-count="0" meta:image-count="0" meta:object-count="0" meta:page-count="1" meta:paragraph-count="12" meta:word-count="308" meta:character-count="1973" meta:non-whitespace-character-count="1675"/>
  </office:meta>
</office:document-meta>
</file>